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27A525A6B900B393BC.png" manifest:media-type="image/png"/>
  <manifest:file-entry manifest:full-path="Pictures/100002010000007A00000029382C17002C7EBFDF.png" manifest:media-type="image/png"/>
  <manifest:file-entry manifest:full-path="Pictures/10000201000000BB0000002CD550D1E985CBB48C.png" manifest:media-type="image/png"/>
  <manifest:file-entry manifest:full-path="Pictures/100002010000009D00000016C515BD8EBFA7E4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52525" style:font-name="Times New Roman" fo:font-size="13pt" fo:letter-spacing="normal" fo:font-style="normal" fo:font-weight="normal" style:font-size-asian="13pt" style:font-size-complex="13pt"/>
    </style:style>
    <style:style style:name="P2" style:family="paragraph" style:parent-style-name="Standard">
      <style:text-properties fo:font-variant="normal" fo:text-transform="none" fo:color="#252525" style:font-name="Times New Roman" fo:font-size="13pt" fo:letter-spacing="normal" fo:font-style="normal" fo:font-weight="normal" officeooo:paragraph-rsid="0004ff92" style:font-size-asian="13pt" style:font-size-complex="13pt"/>
    </style:style>
    <style:style style:name="P3" style:family="paragraph" style:parent-style-name="Standard">
      <loext:graphic-properties draw:fill="none"/>
      <style:paragraph-properties fo:background-color="transparent"/>
      <style:text-properties fo:font-variant="normal" fo:text-transform="none" fo:color="#252525" style:font-name="Times New Roman" fo:font-size="13pt" fo:letter-spacing="normal" fo:font-style="normal" fo:font-weight="normal" officeooo:paragraph-rsid="001bbf14" style:font-size-asian="13pt" style:font-size-complex="13pt"/>
    </style:style>
    <style:style style:name="P4" style:family="paragraph" style:parent-style-name="Standard">
      <style:text-properties style:font-name="Times New Roman" fo:font-size="13pt" fo:font-weight="bold" style:font-size-asian="13pt" style:font-weight-asian="bold" style:font-size-complex="13pt" style:font-weight-complex="bold"/>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text-properties style:font-name="Times New Roman" fo:font-size="13pt" officeooo:paragraph-rsid="001c86cb" style:font-size-asian="13pt" style:font-size-complex="13pt"/>
    </style:style>
    <style:style style:name="P7"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8"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0c590" style:font-size-asian="13pt" style:font-size-complex="13pt"/>
    </style:style>
    <style:style style:name="P9"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76a22" style:font-size-asian="13pt" style:font-size-complex="13pt"/>
    </style:style>
    <style:style style:name="P10"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806e9" style:font-size-asian="13pt" style:font-size-complex="13pt"/>
    </style:style>
    <style:style style:name="P11"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8874"/>
    </style:style>
    <style:style style:name="P12"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690bb"/>
    </style:style>
    <style:style style:name="P13" style:family="paragraph" style:parent-style-name="Standard">
      <style:paragraph-properties fo:margin-left="0in" fo:margin-right="0in" fo:text-indent="0in" style:auto-text-indent="fals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14" style:family="paragraph" style:parent-style-name="Standard">
      <style:paragraph-properties fo:margin-left="0in" fo:margin-right="0in" fo:text-indent="0in" style:auto-text-indent="false"/>
      <style:text-properties style:font-name="Times New Roman" fo:font-size="13pt" style:font-size-asian="13pt" style:font-size-complex="13pt"/>
    </style:style>
    <style:style style:name="P15" style:family="paragraph" style:parent-style-name="Standard">
      <style:paragraph-properties fo:margin-left="0in" fo:margin-right="0in" fo:text-indent="0in" style:auto-text-indent="false" fo:break-before="page"/>
      <style:text-properties style:font-name="Times New Roman" fo:font-size="13pt" style:font-size-asian="13pt" style:font-size-complex="13pt"/>
    </style:style>
    <style:style style:name="P16"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5pt" fo:letter-spacing="normal" fo:font-style="normal" fo:font-weight="bold" style:font-size-asian="15pt" style:font-weight-asian="bold" style:font-size-complex="15pt" style:font-weight-complex="bold"/>
    </style:style>
    <style:style style:name="P17"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0cb9ed" style:font-size-asian="13pt" style:font-size-complex="13pt"/>
    </style:style>
    <style:style style:name="P18"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style:font-name="Times New Roman" fo:font-size="13pt" officeooo:paragraph-rsid="001c86cb" style:font-size-asian="13pt" style:font-size-complex="13pt"/>
    </style:style>
    <style:style style:name="P19" style:family="paragraph" style:parent-style-name="Standard">
      <style:paragraph-properties fo:margin-left="0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style:font-size-asian="13pt" style:font-size-complex="13pt"/>
    </style:style>
    <style:style style:name="P20" style:family="paragraph" style:parent-style-name="Standard">
      <style:text-properties fo:font-variant="normal" fo:text-transform="none" fo:color="#252525" style:font-name="Times New Roman" fo:font-size="13pt" fo:letter-spacing="normal" fo:font-style="normal" fo:font-weight="normal" style:font-size-asian="13pt" style:font-size-complex="13pt"/>
    </style:style>
    <style:style style:name="P21" style:family="paragraph" style:parent-style-name="Standard" style:list-style-name="L1">
      <loext:graphic-properties draw:fill="none"/>
      <style:paragraph-properties fo:background-color="transparent"/>
      <style:text-properties fo:font-variant="normal" fo:text-transform="none" fo:color="#252525" style:font-name="Times New Roman" fo:font-size="13pt" fo:letter-spacing="normal" fo:font-style="normal" fo:font-weight="normal" officeooo:rsid="001806e9" officeooo:paragraph-rsid="001bbf14" style:font-size-asian="13pt" style:font-size-complex="13pt"/>
    </style:style>
    <style:style style:name="P22" style:family="paragraph" style:parent-style-name="Standard">
      <style:text-properties fo:font-variant="normal" fo:text-transform="none" fo:color="#252525" style:font-name="Times New Roman" fo:font-size="13pt" fo:letter-spacing="normal" fo:font-style="normal" fo:font-weight="normal" officeooo:paragraph-rsid="001dfa8b" style:font-size-asian="13pt" style:font-size-complex="13pt"/>
    </style:style>
    <style:style style:name="P23" style:family="paragraph" style:parent-style-name="Standard">
      <style:paragraph-properties fo:orphans="2" fo:widows="2"/>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24" style:family="paragraph" style:parent-style-name="Standard">
      <style:paragraph-properties fo:orphans="2" fo:widows="2"/>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25" style:family="paragraph" style:parent-style-name="Standard">
      <loext:graphic-properties draw:fill="none"/>
      <style:paragraph-properties fo:background-color="transparent"/>
      <style:text-properties fo:font-variant="normal" fo:text-transform="none" fo:color="#252525" style:font-name="Times New Roman" fo:font-size="13pt" fo:letter-spacing="normal" fo:font-style="normal" fo:font-weight="normal" officeooo:paragraph-rsid="001bbf14" style:font-size-asian="13pt" style:font-size-complex="13pt"/>
    </style:style>
    <style:style style:name="P26" style:family="paragraph" style:parent-style-name="Standard">
      <style:text-properties fo:font-variant="normal" fo:text-transform="none" fo:color="#252525" style:font-name="Times New Roman" fo:font-size="13pt" fo:letter-spacing="normal" fo:font-style="normal" fo:font-weight="normal" officeooo:paragraph-rsid="001a9b39" style:font-size-asian="13pt" style:font-size-complex="13pt"/>
    </style:style>
    <style:style style:name="P27" style:family="paragraph" style:parent-style-name="Standard">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28" style:family="paragraph" style:parent-style-name="Standard" style:list-style-name="L1" style:master-page-name="">
      <loext:graphic-properties draw:fill="none"/>
      <style:paragraph-properties style:page-number="auto" fo:background-color="transparent"/>
      <style:text-properties fo:font-variant="normal" fo:text-transform="none" fo:color="#252525" style:font-name="Times New Roman" fo:font-size="13pt" fo:letter-spacing="normal" fo:font-style="normal" fo:font-weight="normal" officeooo:rsid="001806e9" officeooo:paragraph-rsid="001bbf14" style:font-size-asian="13pt" style:font-size-complex="13pt"/>
    </style:style>
    <style:style style:name="P29"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30"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officeooo:paragraph-rsid="001c86cb" style:font-size-asian="13pt" style:font-weight-asian="bold" style:font-size-complex="13pt" style:font-weight-complex="bold"/>
    </style:style>
    <style:style style:name="P31"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32"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normal" officeooo:paragraph-rsid="0020677e" style:font-size-asian="13pt" style:font-size-complex="13pt"/>
    </style:style>
    <style:style style:name="P33"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34"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P35" style:family="paragraph" style:parent-style-name="Standard" style:list-style-name="L3">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36"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officeooo:paragraph-rsid="0020677e" style:font-size-asian="13pt" style:font-size-complex="13pt"/>
    </style:style>
    <style:style style:name="P37" style:family="paragraph" style:parent-style-name="Standard" style:list-style-name="L2" style:master-page-name="">
      <loext:graphic-properties draw:fill="none"/>
      <style:paragraph-properties fo:margin-left="0in" fo:margin-right="0in" fo:orphans="2" fo:widows="2" fo:text-indent="0in" style:auto-text-indent="false" style:page-number="auto" fo:background-color="transparent"/>
      <style:text-properties fo:font-variant="normal" fo:text-transform="none" fo:color="#252525" style:font-name="Times New Roman" fo:font-size="13pt" fo:letter-spacing="normal" fo:font-style="normal" fo:font-weight="normal" style:font-size-asian="13pt" style:font-size-complex="13pt"/>
    </style:style>
    <style:style style:name="P38" style:family="paragraph" style:parent-style-name="Standard">
      <style:paragraph-properties fo:orphans="2" fo:widows="2" fo:break-before="page"/>
      <style:text-properties fo:font-variant="normal" fo:text-transform="none" fo:color="#252525" style:font-name="Times New Roman" fo:font-size="13pt" fo:letter-spacing="normal" fo:font-style="normal" fo:font-weight="bold" officeooo:paragraph-rsid="001c86cb" style:font-size-asian="13pt" style:font-weight-asian="bold" style:font-size-complex="13pt" style:font-weight-complex="bold"/>
    </style:style>
    <style:style style:name="P39"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officeooo:paragraph-rsid="001c86cb" style:font-size-asian="13pt" style:font-size-complex="13pt"/>
    </style:style>
    <style:style style:name="T1" style:family="text">
      <style:text-properties fo:font-variant="normal" fo:text-transform="none" fo:color="#252525" fo:letter-spacing="normal" fo:font-style="normal" fo:font-weight="normal"/>
    </style:style>
    <style:style style:name="T2" style:family="text">
      <style:text-properties fo:color="#800000" fo:background-color="#ffff00" loext:char-shading-value="0"/>
    </style:style>
    <style:style style:name="T3" style:family="text">
      <style:text-properties fo:background-color="#ffff00" loext:char-shading-value="0"/>
    </style:style>
    <style:style style:name="T4" style:family="text">
      <style:text-properties fo:background-color="#ffff00" loext:char-shading-value="0" style:font-size-asian="13pt" style:font-size-complex="13pt"/>
    </style:style>
    <style:style style:name="T5" style:family="text">
      <style:text-properties fo:color="#333333" style:font-name="arial" fo:font-size="11.1499996185303pt" fo:background-color="#ffff00" loext:char-shading-value="0"/>
    </style:style>
    <style:style style:name="T6" style:family="text">
      <style:text-properties style:font-size-asian="13pt" style:font-size-complex="13pt"/>
    </style:style>
    <style:style style:name="T7" style:family="text">
      <style:text-properties style:font-name="Times New Roman" style:font-size-asian="13pt" style:font-size-complex="13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ƯƠNG 1 - MỞ ĐẦU</text:p>
      <text:p text:style-name="P5"/>
      <text:p text:style-name="P2">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14"/>
      <text:p text:style-name="P8">Bằng cách sử dụng phương pháp phân cụm theo thứ bậc, mối quan hệ giữa các cổ phiếu được mạng lưới xây dựng cổ phiếu biểu diễn bởi cấu trúc tô pô và nó áp dụng cho tối ưu hóa danh mục đầu tư. Cây lan rộng (MST) mô tả về mối tương quan giữa các cổ phiếu bao gồm những cổ phiếu có độ rủi ro tối thiểu trong danh mục đầu tư (tối ưu danh mục đầu tư Markowitz) có xu hướng nằm ngoài của mạng lưới tài sản. Bằng cách khai thác cấu trúc phụ thuộc của các cổ phiếu tài chính bao gồm cả phương pháp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mức độ, trung tính giữa, tâm lệch tâm, gần nhau và điểm trung tâm của người bản địa. Thuật toán phân cụm dữ <text:s/><text:span text:style-name="T3">K-means</text:span> và thuật toán phân cụm dữ liệu <text:span text:style-name="T2">C-means</text:span> được dùng để phân loại chứnliệug khoán. Các cổ phiếu được lựa chọn từ các nhóm phân loại này được sử dụng để xây dựng danh mục đầu tư, năng suất tốt hơn số<text:span text:style-name="T3">chỉ <text:s/>chuẩn</text:span>. Các công trình tương tự đã được thực hiện ở các thị trường chứng khoán Ấn Độ, Đài Loan và Trung Quốc sử dụng phân tích cụm K-means tương tự . Hơn nữa, các cụm hoặc các cộng đồng được phát hiện từ đồ thị mạng cũng cung cấp thông tin hữu ích cho mối tương quan giữa các cổ phiếu, giải thuật cũng đã được sử dụng trong việc lựa chọn danh mục cổ phiếu . hương pháp này tương tự như thuật toán phân cụm cho sự giống nhau trong các lựa chọn cổ phiếu từ các cụm hoặc cộng đồng được phân chia theo các cách tiếp cận cụ thể.</text:p>
      <text:p text:style-name="P7"/>
      <text:p text:style-name="P11"><text:span text:style-name="T6">Bằng chứng từ các nghiên cứu gần đây cho thấy rằng cấu trúc tô pô của mạng lưới chứng khoán đang phát triển theo thời gian và thay đổi rõ rệt trong các cuộc khủng hoảng tài chính . Do đó, tập hợp cố định các cổ phiếu không phải là một lựa chọn khôn ngoan cho việc lựa chọn danh mục đầu tư trong điều kiện thị trường khác nhau. Một cách có thể để giải quyết vấn đề này là </text:span><text:span text:style-name="T4">xác định các nhóm chứng khoán dựa trên các đồ thị mạng trong các khoảng thời gian khác nhau (di chuyển cửa sổ)</text:span><text:span text:style-name="T6"> và thực hiện lựa chọn danh mục đầu tư từ các cụm được xác định trong từng khoảng thời gian . Một cách khác là sử dụng phương pháp DCC) để ước tính độ tương quan giữa thời gian và lợi nhuận cổ phiếu dựa trên</text:span><text:span text:style-name="T4"> </text:span><text:span text:style-name="T5">Markowitz framework</text:span><text:span text:style-name="T6">. Một bộ ước lượng mới được gọi là hệ số tương quan chéo (DCCA) được sử dụng để mô tả</text:span><text:span text:style-name="T4"> tương quan giữa các chuỗi động học phi tuyến </text:span><text:span text:style-name="T6">. </text:span></text:p>
      <text:p text:style-name="P7"/>
      <text:p text:style-name="P7">Động cơ chính của nghiên cứu này là đề xuất một chiến lược đầu tư mới năng động dựa trên cơ cấu thời gian của các mạng lưới lọc tài chính trên thị trường chứng khoán Trung Quốc. Một cửa <text:soft-page-break/>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text:s/>giá cả. Danh mục đầu tư được lựa chọn sau đó được sử dụng để đầu tư vào thời gian đầu tư.</text:p>
      <text:p text:style-name="P7"/>
      <text:p text:style-name="P12"><text:span text:style-name="T6">Các điều kiện thị trường cơ bản được xem xét thêm trong chiến lược danh mục động, bao gồm chiến lược đầu tư cùng với việc lựa chọn danh mục đầu tư.</text:span><text:span text:style-name="T7"> Một nghiên cứu gần đây đã xác minh rằng dự đoán giá chính xác và biến động có thể được sử dụng làm cơ sở cho chiến lược giao dịch cụ thể được áp dụng cho danh mục đầu tư.Trong nghiên cứu của chúng tôi ở đây, chúng tôi cho rằng tối ưu danh mục đầu tư có thể thay đổi theo các điều kiện thị trường khác nhau và đầu tư theo danh mục đầ</text:span><text:span text:style-name="T6">u tư được thực hiện dựa trên sự thay đổi giá cả và giá dự đoán trong tương lai. Để đơn giản, ba điều kiện thị trường: xu hướng giảm và tăng của giá hàng ngày và trạng thái trung bình ổn định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chúng tôi, chúng tôi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của chúng tôi tốt hơn chỉ số chứng khoán chuẩn trung bình.</text:span></text:p>
      <text:p text:style-name="P7"/>
      <text:p text:style-name="P16">Dữ liệu và phương pháp</text:p>
      <text:p text:style-name="P13"/>
      <text:p text:style-name="P9">Dữ liệu hàng ngày của chúng tôi bao gồm 181 × 2 cổ phiếu niêm yết trên thị trường Thượng Hải và Thâm Quyến A-Share, là hai thị trường chứng khoán chính có khối lượng chứng khoán lớn nhất ở Trung Quốc, trong khoảng thời gian 15 năm từ ngày 1 tháng 1 năm 2000 đến ngày 31 tháng 12 năm 2014. Để đảm bảo sự liên tục và toàn vẹn của dữ liệu, các cổ phiếu được lựa chọn trong nghiên cứu của chúng tôi là cổ phiếu có cổ phần tích cực nhất trong giao dịch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Bản ghi hàng ngày cho hai thị trường tương ứng là 643,404 và 639,607. Dòng trả về của một cổ phiếu nhất định i được tính bằng:</text:p>
      <text:p text:style-name="P9"><text:tab/><text:tab/> ri (t) = ln Pi (t) - ln Pi (t - 1) </text:p>
      <text:p text:style-name="P9">Trong đó:</text:p>
      <text:p text:style-name="P9"><text:tab/> Pi (t): là giá đóng cửa của cổ phiếu i vào ngày thứ t.</text:p>
      <text:p text:style-name="P9">Giá của 181 × 2 cổ phiếu được tính toán và các ảnh hưởng của các hành động của công ty được loại bỏ, ví dụ như cổ tức bằng tiền mặt, phần thưởng và vấn đề quyền.</text:p>
      <text:p text:style-name="P7"/>
      <text:p text:style-name="P10">Vào một ngày nhất định, một ma trận tương quan được tính bằng cách sử dụng bộ ước lượng <text:span text:style-name="T3">hệ số tương quan Pearson</text:span> 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text:p>
      <text:list xml:id="list1949348597398143610" text:style-name="L1">
        <text:list-item>
          <text:p text:style-name="P28">Bậc (Degree): Bậc của một nút là số lượng các liên kết đến nút đó.</text:p>
        </text:list-item>
        <text:list-item>
          <text:p text:style-name="P21">Độ trung tâm trung gian (Betweenness Centrality): tính sự ảnh hưởng của một node đối với sự lan truyền thông tin trong mạng. Một node có betweenness centrality càng lớn thì nó có vai trò quan trọng trong mạng xã hội bởi có thể nó là cầu nối liên kết giữa 2 nhóm với nhau và nếu nó bị mất thì việc trao đổi thông tin giữa hai nhóm sẽ không thể thực hiện được.</text:p>
        </text:list-item>
        <text:list-item>
          <text:p text:style-name="P21">Độ Trung tâm gần gũi (Closeness Centrality): Độ gần gũi của mỗi node với các nút khác trong mạng. Nếu một nút có độ gần gũi càng thấp thì để giao tiếp với các nút khác nó muốn thì phải đi qua rất nhiều nút khác trong mạng.</text:p>
        </text:list-item>
        <text:list-item>
          <text:p text:style-name="P21">Vector đặc trưng trung tâm (Eigenvector Centrality): độ đo tương tự như bậc, tuy nhiên thay vì đếm số lượng liên kết đến node đó thì nó quan tâm đến bậc của node mà liên kết với nó. Trong một mạng, khi 2 node có cùng bậc thì đại lượng này sẽ cho biết node nào liên kết với các node quan trọng hơn ở trong mạng.</text:p>
        </text:list-item>
        <text:list-item>
          <text:p text:style-name="P21">Hệ số phân cụm (Clustering Coefficient): chính là số lượng liên kết trong một khu vực nút trên tổng số liên kết có thể. Ví dụ như khu vực có 4 nút mà có đến 8 liên kết thì chứng tỏ rất có thể chúng cùng trong một cụm</text:p>
        </text:list-item>
      </text:list>
      <text:p text:style-name="P10"/>
      <text:p text:style-name="P10">Các danh mục được lựa chọn được sử dụng để đầu tư vào thời gian sau (t + 1, ..., t + Δt}, với trọng số bằng nhau <text:span text:style-name="T3">cho mỗi cổ phiếu đã được chọn,</text:span> trong đó chiến lược danh mục đầu tư 1 / N <text:soft-page-break/>được chứng minh là 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 <text:span text:style-name="T3">xác định các điều kiện thị trường trong các Phương pháp</text:span>. Do kết quả thu được từ ba tiêu chí tương tự về số lượng, chúng tôi sẽ chỉ trình bày các kết quả dựa trên tiêu chí ngày giao dịch ở đây. 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 1, ..., t + φ + Δt}. Lợi tức đầu tư của 10 loại danh mục đầu tư được lựa chọn được tính toán dưới 9 kết hợp của điều kiện thị trường trong hai phạm vi, và danh mục đầu tư tối ưu có được bằng cách đánh giá hiệu suất trung bình cho các cửa sổ di chuyển khác nhau.</text:p>
      <text:p text:style-name="P7"><text:bookmark text:name="translation"/>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48, 49], mặc dù sự dao động thời gian có thể dễ dàng nhận thấy. Nhiều nghiên cứu đã chỉ ra rằng để đảm bảo chứng khoán có đủ số ngày giao dịch có ý nghĩa thống kê, nên lớn hơn số lượng cổ phiếu mẫu N = 181 [50, 51]. Chúng tôi chọn δt = 10 tháng (≈ 200 ngày) và φ = 1 tháng (≈ 20 ngày) bằng cách quan sát cẩn thận và tính toán chính xác, do đó có 161 điểm hằng ngày sẽ được sử dụng cho tổng đầu tư danh mục đầu tư. Việc xác định các giá trị tối ưu của tham số φ và kích cỡ của đường thời gian đầu tư Δt sẽ được mô tả chi tiết trong quá trình xây dựng mạng lưới và xác định đường thời gian đầu tư theo phương pháp.</text:p>
      <text:p text:style-name="P14"/>
      <text:p text:style-name="P29">Xây dựng mạng dựa trên phương pháp MST</text:p>
      <text:p text:style-name="P1">Giả sử ri (t) và rj (t) là lợi nhuận loga của các cổ phiếu i và j, hệ số tương quan Pearson giữa các chuỗi trả về của chúng được cho bởi</text:p>
      <text:p text:style-name="P1"/>
      <text:p text:style-name="P1"><draw:frame draw:style-name="fr1" draw:name="graphics1" text:anchor-type="as-char" svg:y="-0.861in" svg:width="3.6945in" svg:height="0.722in" draw:z-index="0"><draw:image xlink:href="http://journals.plos.org/plosone/article/file?type=thumbnail&amp;id=info:doi/10.1371/journal.pone.0169299.e001" xlink:type="simple" xlink:show="embed" xlink:actuate="onLoad"/></draw:frame></text:p>
      <text:p text:style-name="P1"/>
      <text:p text:style-name="P7"/>
      <text:p text:style-name="P19">trong đó E biểu diễn kỳ vọng toán học của dãy theo thời gian t. Trước khi xây dựng biểu đồ MST, hệ số tương quan được chuyển đổi thành khoảng cách giữa các cổ phiếu i và j theo phương trình sau:</text:p>
      <text:p text:style-name="P22"><draw:frame draw:style-name="fr2" draw:name="graphics2" text:anchor-type="paragraph" svg:width="2.1807in" svg:height="0.3055in" draw:z-index="1"><draw:image xlink:href="Pictures/100002010000009D00000016C515BD8EBFA7E465.png" xlink:type="simple" xlink:show="embed" xlink:actuate="onLoad"/></draw:frame><text:bookmark text:name="translation1"/>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p>
      <text:p text:style-name="P22"><text:bookmark text:name="translation2"/>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dựng mạng MST có thể được thực hiện như sau: Thứ nhất, bố trí khoảng cách giữa tất cả các cặp cổ phiếu theo thứ tự tăng dần. 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16, 17, 52-54] đã sử dụng mô hình MST để lọc mạng. Với dữ liệu được sử dụng trong nghiên cứu của chúng tôi, chúng tôi chọn thuật toán Prim để xây dựng mạng của chúng tôi.</text:p>
      <text:section text:style-name="Sect1" text:name="Section2">
        <text:p text:style-name="P23"><text:bookmark text:name="translation3"/>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 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mạng MST của chúng tôi chứa hầu hết các thông tin thị trường. Nói chung, với một sự lựa chọn phù hợp của φ, mối quan hệ giữa ma trận hệ số tương quan và ma trận khoảng cách MST sẽ được tăng cường. Từ một loạt các bài kiểm tra, chúng tôi thấy rằng φ = 1 tháng hóa ra là sự lựa chọn tối ưu.</text:p>
        <text:p text:style-name="P31">Lựa chọn danh mục dựa trên các tham số tô pô</text:p>
        <text:p text:style-name="P34">Năm tham số được sử dụng để đo trung tâm và ngoại vi của các nút trong danh mục đầu tư lựa chọn: </text:p>
        <text:list xml:id="list160115094211708" text:continue-numbering="true" text:style-name="L1">
          <text:list-item>
            <text:p text:style-name="P28">Bậc (Degree): Bậc của một nút là số lượng các liên kết đến nút đó.</text:p>
          </text:list-item>
          <text:list-item>
            <text:p text:style-name="P21">Độ trung tâm trung gian (Betweenness Centrality): tính sự ảnh hưởng của một node đối với sự lan truyền thông tin trong mạng. Một node có betweenness centrality càng lớn thì nó có vai trò quan trọng trong mạng xã hội bởi có thể nó là cầu nối liên kết giữa 2 nhóm với nhau và nếu nó bị mất thì việc trao đổi thông tin giữa hai nhóm sẽ không thể thực hiện được.</text:p>
          </text:list-item>
          <text:list-item>
            <text:p text:style-name="P21">Độ Trung tâm gần gũi (Closeness Centrality): Độ gần gũi của mỗi node với các nút khác trong mạng. Nếu một nút có độ gần gũi càng thấp thì để giao tiếp với các nút khác nó muốn thì phải đi qua rất nhiều nút khác trong mạng.</text:p>
          </text:list-item>
          <text:list-item>
            <text:p text:style-name="P21">Vector đặc trưng trung tâm (Eigenvector Centrality): độ đo tương tự như bậc, tuy nhiên thay vì đếm số lượng liên kết đến node đó thì nó quan tâm đến bậc của node mà liên kết với nó. Trong một mạng, khi 2 node có cùng bậc thì đại lượng này sẽ cho biết node nào liên kết với các node quan trọng hơn ở trong mạng.</text:p>
          </text:list-item>
          <text:list-item>
            <text:p text:style-name="P21">Hệ số phân cụm (Clustering Coefficient): chính là số lượng liên kết trong một khu vực nút trên tổng số liên kết có thể. Ví dụ như khu vực có 4 nút mà có đến 8 liên kết thì chứng tỏ rất có thể chúng cùng trong một cụm</text:p>
          </text:list-item>
        </text:list>
        <text:p text:style-name="P3"/>
        <text:p text:style-name="P3">(I) Bậc K, số nút hàng xóm kết nối với một nút. K càng lớn thì càng có nhiều cạnh kết hợp với nút này.</text:p>
        <text:p text:style-name="P3">(II) Điểm trung gian giữa các điểm C, phản ánh sự đóng góp của một nút vào kết nối mạng. Gọi V là tập hợp các nút trong mạng. Đối với các nút i và j, C của một nút k có thể được tính như</text:p>
        <text:p text:style-name="P7"><draw:frame draw:style-name="fr2" draw:name="graphics3" text:anchor-type="paragraph" svg:width="1.6945in" svg:height="0.5693in" draw:z-index="2"><draw:image xlink:href="Pictures/100002010000007A00000029382C17002C7EBFDF.png" xlink:type="simple" xlink:show="embed" xlink:actuate="onLoad"/></draw:frame>trong đó σij là số các đường đi ngắn nhất từ ​​nút i đến nút j, σij (V) là một tiểu ngành của σij mà các tuyến đường đi qua nút này k.</text:p>
        <text:p text:style-name="P7">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p text:style-name="P7"/>
        <text:list xml:id="list3909889823977072843" text:style-name="L2">
          <text:list-item>
            <text:p text:style-name="P37">Khoảng cách dựa trên tiêu chuẩn độ Ddegree, nút trung tâm là nút có mức độ lớn nhất.</text:p>
          </text:list-item>
        </text:list>
        <text:p text:style-name="P5"/>
        <text:list xml:id="list2044569238923168238" text:style-name="L3">
          <text:list-item>
            <text:p text:style-name="P35">Khoảng cách dựa trên tiêu chí tương quan Sự tương quan, một nút trung tâm là nút có giá trị cao nhất của tổng các hệ số tương quan với các hàng xóm của nó;</text:p>
          </text:list-item>
          <text:list-item>
            <text:p text:style-name="P35">Khoảng cách trên tiêu chí khoảng cách distance, nút trung tâm là nút cho giá trị nhỏ nhất cho khoảng cách trung bình. </text:p>
            <text:p text:style-name="P35"/>
            <text:p text:style-name="P35">Chúng tôi sử dụng các thông số được xác định ở trên để chọn danh mục đầu tư. Các nút có độ phân giải cao nhất là 10% hoặc trung tính giữa các nút được chọn để nằm trong danh mục trung tâm, và các nút có mức bằng 1 hoặc giữa trung tâm bằng 0 được chọn để nằm trong danh mục ngoại vi. Tương tự như vậy, chúng tôi xác định các nút trong 10% đầu trang theo khoảng cách <text:soft-page-break/>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độ bằng 1 và trung bình giữa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p>
          </text:list-item>
        </text:list>
        <text:p text:style-name="P7"><text:bookmark text:name="translation5"/><text:bookmark text:name="article1.body1.sec2.sec2.p8"/>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khác nhau.</text:p>
        <text:p text:style-name="P30">Xác định đường thời gian đầu tư</text:p>
        <text:p text:style-name="P34"><text:bookmark text:name="translation6"/>Trong tiểu mục này, chúng ta sẽ thảo luận về sự lựa chọn tối ưu của độ dài của các thời gian đầu tư Δt. Nói chung, độ dài của các thời gian đầu tư không thể quá dài, nếu không các thuộc tính tô pô của mạng sẽ thay đổi và các danh mục đầu tư trung tâm hoặc ngoại vi được lựa chọn sẽ thay đổi theo. Mặt khác, độ dài của các thời gian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p>
        <text:p text:style-name="P7"><text:bookmark text:name="translation7"/>Tỷ lệ Sharpe, được định nghĩa là tỷ số giữa giá trị kỳ vọng của lợi nhuận vượt quá so với độ lệch tiêu chuẩn [55], được sử dụng rộng rãi để đánh giá hiệu quả của danh mục đầu tư trên thực tế [56, 57]. Bảng 2 cho thấy tỷ lệ Sharpe của danh mục đầu tư với các thời gian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thời gian đầu tư. Trong Bảng 2, các giá trị p cho các thời gian khác nhau đều không đáng kể, cho thấy rằng việc lựa chọn độ dài thời gian không ảnh hưởng đến lợi nhuận của danh mục đầu tư. Để phù hợp với chiều dài của các phạm vi lựa chọn và các thời gian đầu tư, và để tạo điều kiện cho việc xác định các điều kiện thị trường, chúng ta chọn Δt = 10 tháng cho các khoản đầu tư danh mục đầu tư.</text:p>
        <text:section text:style-name="Sect1" text:name="Section8">
          <text:p text:style-name="P24"/>
          <text:p text:style-name="P38">Xác định các điều kiện thị trường</text:p>
          <text:p text:style-name="P23"><text:bookmark text:name="translation8"/>Các điều kiện thị trường, mô tả xu hướng chung của chỉ số thị trường trong một đường biên cụ thể, được đo bằng bốn tiêu chí: </text:p>
        </text:section>
        <text:p text:style-name="P17">(I) tiêu chí ngày giao dịch,</text:p>
        <text:p text:style-name="P17">(II) tiêu chí biên độ</text:p>
        <text:p text:style-name="P17">(III) "OR" tiêu chuẩn</text:p>
        <text:p text:style-name="P17">(IV) " AND "tiêu chuẩn.</text:p>
        <text:p text:style-name="P39">Các chỉ số thị trường tương ứng với thị trường Thượng Hải A-Share và thị trường A-Share Thâm Quyến là Chỉ số A-Share và A-Share của Thâm Quyến.</text:p>
        <text:p text:style-name="P39">(I) Tiêu chí ngày giao dịch. Tỷ lệ số ngày có chỉ số tăng lên tổng số ngày giao dịch trong một khoảng thời gian cụ thể được cho bởi</text:p>
        <text:p text:style-name="P6"><draw:frame draw:style-name="fr2" draw:name="graphics4" text:anchor-type="paragraph" svg:width="0.9028in" svg:height="0.5417in" draw:z-index="3"><draw:image xlink:href="Pictures/100002010000004100000027A525A6B900B393BC.png" xlink:type="simple" xlink:show="embed" xlink:actuate="onLoad"/></draw:frame><draw:frame draw:style-name="fr2" draw:name="graphics5" text:anchor-type="paragraph" svg:width="2.5972in" svg:height="0.611in" draw:z-index="4"><draw:image xlink:href="Pictures/10000201000000BB0000002CD550D1E985CBB48C.png" xlink:type="simple" xlink:show="embed" xlink:actuate="onLoad"/></draw:frame><text:bookmark text:name="translation9"/><text:span text:style-name="T1">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line-break/><text:span text:style-name="T1">(II) Tiêu chuẩn biên độ. Tỷ lệ rf của tổng biên độ của các ngày giao dịch với chỉ số tăng lên tổng các biên độ của tổng số ngày giao dịch trong một cửa sổ thời gian cụ thể được cho bởi</text:span><text:line-break/><text:bookmark text:name="translation10"/><text:span text:style-name="T1">trong đó giá đóng cửa lớn hơn ngày của ngày hôm trước, Ti là tập hợp của tất cả các ngày giao dịch trong cửa sổ thời gian thứ i, và P (t) là giá đóng cửa trên t- thứ ngày. Tương tự, với các ngưỡng θ + và θ-, chúng ta xác định một điều kiện rút gọn nếu rf&gt; θ +, một điều kiện rút gọn nếu rf &lt;θ-, và một điều kiện ổn định nếu θ- ≤ rf ≤ θ +.</text:span></text:p>
        <text:p text:style-name="P26">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p>
        <text:p text:style-name="P26"><text:bookmark text:name="translation12"/>(IV) tiêu chí "AND". Chúng ta xác định một điều kiện drawup nếu rd&gt; θ + và rf&gt; θ + và một điều kiện rút gọn nếu rd &lt;θ- và rf &lt;θ-. Một điều kiện ổn định được xác định nếu θ- ≤ rd ≤ θ + hoặc θ- ≤ rf ≤ θ +. Các tình huống như rd&gt; θ + và rf &lt;θ-, hoặc rf&gt; θ + và rd &lt;θ- không tồn tại cho ngưỡng mà chúng ta chọn.</text:p>
        <text:p text:style-name="P6"><text:bookmark text:name="translation13"/><text:span text:style-name="T1">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text:span><text:soft-page-break/><text:span text:style-name="T1">điều kiện rút gọn và rút gọn không thể xác định rõ ràng. Các lựa chọn phù hợp khác của các ngưỡng xung quanh θ + = 0.55, θ- = 0.45 cũng đã được nghiên cứu và kết quả không thay đổi đáng kể.</text:span></text:p>
        <text:p text:style-name="P27"><text:bookmark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p>
        <text:p text:style-name="P27"><text:bookmark text:name="translation15"/>Đối với mỗi cửa sổ thời gian chúng ta có được ba điều kiện thị trường có thể. Do đó, chúng tôi nhận được chín sự kết hợp của các điều kiện thị trường trong đường thời gian lựa chọn và đường thời gian đầu tư sau đây: rút ngắn khoảng cách lựa chọn và đường thời gian đầu tư (UU), rút ​​ngắn thời gian lựa chọn và ổn định trong đường thời gian đầu tư, và chiết khấu trong đường thời gian đầu tư (UD), ổn định trong tầm nhìn và lựa chọn trong đường thời gian đầu tư (SU), ổn định trong cả lựa chọn và mức độ đầu tư (SS), ổn định trong tầm nhìn lựa chọn và thu hẹp trong đường thời gian đầu tư (SD) , rút ​​khỏi giai đoạn lựa chọn và rút ngắn khoảng cách đầu tư (DU), rút ​​khỏi tầm nhìn lựa chọn và xu hướng ổn định trong đường thời gian đầu tư (DS), và lựa chọn và đầu tư (DD).</text:p>
        <text:p text:style-name="P15">Kết Quả</text:p>
        <text:p text:style-name="P7">Sự phát triển của cấu trúc mạng</text:p>
        <text:p text:style-name="P39"><text:bookmark text:name="translation16"/>Thực tế, cấu trúc mạng đang phát triển theo thời gian và thay đổi đáng kể trong thời gian khủng hoảng. Một số đặc điểm tiến hóa của thị trường có thể được tìm thấy từ các tham số tô pô của mạng. Thứ nhất, trung bình của các hệ số tương quan giữa tất cả các cổ phiếu phản ánh tổng thể kết nối của cây trải, được thể hiện trong hình 3. Để tìm hiểu thêm về các chi tiết của sự tiến hóa của các hệ số tương quan trong mỗi cửa sổ, các hệ số tương quan khác nhau, trong một tiêu chuẩn sai lệch của giá trị trung bình cũng được thể hiện trong hình. Trung bình các hệ số tương quan tăng mạnh trong giai đoạn thị trường bị đổ vỡ vào năm 2001 và 2008. Khi thị trường hồi phục, trung bình các hệ số tương quan sẽ giảm tương ứng. Phát hiện này phù hợp với những kết luận được minh hoạ bởi các nghiên cứu trước đây, cho thấy sự kết nối giữa các cổ phiếu sẽ được tăng cường trong một cuộc khủng hoảng [10, 34].</text:p>
        <text:p text:style-name="P39"><text:bookmark text:name="translation17"/>Để hiểu rõ hơn về sự khác biệt của cấu trúc mạng theo thời gian t, chúng ta chọn hai ví dụ điển hình của các mạng MST bắt đầu từ ngày 1 tháng 1 năm 2000 và ngày 1 tháng 1 năm 2008 khi giá cổ phiếu ổn định ở cửa sổ cũ nhưng có sự thay đổi về sau. Cấu trúc mạng của họ được thể hiện trong hình 4. Chúng ta có thể thấy khoảng cách giữa các cổ phiếu nhỏ hơn nhiều, và mạng lưới tương ứng giảm đáng kể trong cuộc khủng hoảng thị trường năm 2008.</text:p>
        <text:p text:style-name="P39"><text:bookmark text:name="translation18"/>Các thông số khác, cụ thể là độ, trung tính giữa, khoảng cách về tiêu chuẩn độ, khoảng cách về tiêu chuẩn tương quan và khoảng cách trên tiêu chí khoảng cách, cụ thể hơn hệ số tương quan, vì vậy có thể cho chúng tôi biết thêm thông tin về các cổ phiếu và mạng. Các thông số này sẽ được sử dụng để lựa chọn danh mục đầu tư trong nghiên cứu sau này của chúng tôi.</text:p>
        <text:p text:style-name="P39"><text:bookmark text:name="translation19"/>Độ tham số K mô tả mối quan hệ giữa chứng khoán và các nước láng giềng. Nhiều nghiên cứu đã phát hiện ra rằng mức độ trong các mạng lưới kinh nghiệm sau một phân phối quyền lực [48, 53, 58], trong đó sự phân bố của K có dạng P (K) ~ K-α. Ở đây, chúng ta quan sát hành vi quyền lực của hàm mật độ xác suất (PDF) của K trong hình 5. Phương pháp ước lượng tối đa được đề xuất bởi Newman được sử dụng để phù hợp với các phân bố [59]. Các đại diện α = 3,6202 và 3,5597 thu được cho P (K) trên thị trường Thượng Hải và Thâm Quyến A-Share. Một tham số khác, tính trung tâm giữa tính C phản ánh sự đóng góp của một cổ phiếu vào kết nối của toàn bộ mạng, tương tự mức độ đến một mức nào đó. Các PDF của C, cũng thể hiện trong hình 5, cho thấy một hành vi quyền lực pháp luật. Các số đại diện α = 2,0562 và 2,1927 được ước tính cho P (C) tại thị trường Thượng Hải và Thâm Quyến A-Share. Kết quả cho thấy tài sản tự do của các mạng MST ở hai thị trường cũng như sự liên kết mạnh mẽ giữa các cổ phiếu hiện có ở một số ít cổ phiếu trung ương, sự biến động có thể có ảnh hưởng lớn đến các nước láng giềng.</text:p>
        <text:p text:style-name="P18"><text:bookmark text:name="translation20"/><text:span text:style-name="T1">Khoảng cách, là tổng chiều dài từ nút đến nút trung tâm của mạng, có ba loại theo sự lựa chọn của nút trung tâm trong nghiên cứu của chúng tôi, cụ thể là khoảng cách về tiêu chuẩn độ Ddegree, khoảng cách về tiêu chuẩn tương quan Độ tương phản và khoảng cách trên tiêu cự khoảng cách Ddistance . Các tệp PDF của chúng được thể hiện trong hình 6. Mặc dù ba loại khoảng cách khác nhau, nhưng sự phân bố cũng như các chứng khoán được lựa chọn theo các tiêu chí này có cùng hành vi. Như hình 6, có thể thấy rất ít cổ phiếu nằm cách xa nút trung tâm, trong khi hầu hết các cổ phiếu ở một khoảng cách tương đối ngắn từ nút trung tâm. </text:span><text:soft-page-break/><text:span text:style-name="T1">Ngoài ra, chúng ta lưu ý rằng các mạng MST thay đổi theo thời gian, nút trung tâm của nó do đó cũng thay đổi.</text:span></text:p>
        <text:p text:style-name="P32">So sánh giữa các chiến lược đầu tư theo các điều kiện thị trường khác nhau</text:p>
        <text:p text:style-name="P36"><text:bookmark text:name="translation21"/>Trong tiểu mục này, chúng tôi so sánh lợi nhuận của danh mục đầu tư trung và ngoại vi để tìm danh mục đầu tư tối ưu trong số các danh mục này. Danh mục đầu tư được lựa chọn bằng cách sử dụng năm tham số, tức là, K, C, Ddegree, Dcorrelation và Dcorrelation trong phạm vi lựa chọn, và lợi nhuận của danh mục đầu tư được lựa chọn được tính toán trong đường thời gian đầu tư sau. Thời hạn của thời hạn đầu tư được xác định là 10 tháng như đã thảo luận trong Xác định đường thời gian đầu tư trong Phương pháp. Trong bài báo này, thời hạn lựa chọn kéo dài từ ngày 1 tháng 1 năm 2000 đến ngày 31 tháng 2 năm 2014 và thời hạn đầu tư kéo dài từ ngày 01 tháng 11 năm 2000 đến ngày 31 tháng 12 năm 2014. Do đó chúng tôi có 161 điểm hàng ngày được sử dụng cho đầu tư danh mục đầu tư .</text:p>
        <text:p text:style-name="P26"><text:bookmark text:name="translation22"/>Chúng tôi tính toán lợi nhuận của các danh mục đầu tư trung và ngoại vi, và sử dụng lợi nhuận của các danh mục đầu tư ngẫu nhiên như là một chuẩn. Một danh mục đầu tư ngẫu nhiên được định nghĩa là một danh mục đầu tư được lựa chọn ngẫu nhiên có chứa 10% tổng số cổ phiếu. Đầu tiên chúng tôi phân loại các mẫu trả về danh mục đầu tư và danh mục đầu tư ngẫu nhiên thành các nhóm theo chín kết hợp của các điều kiện thị trường được xác định bằng ngưỡng θ + = 0.55, θ- = 0.45 dựa trên tiêu chí ngày giao dịch. Đối với mỗi sự kết hợp của các điều kiện thị trường, chúng tôi tính toán lợi nhuận trung bình của mỗi cổ phiếu trong nhóm danh mục được lựa chọn và lợi nhuận trung bình của mỗi cổ phiếu trong nhóm danh mục đầu tư ngẫu nhiên. Sự khác biệt giữa lợi nhuận trung bình của danh mục đầu tư được lựa chọn và danh mục đầu tư ngẫu nhiên được định nghĩa là lợi nhuận vượt trội. Hơn nữa, một ANOVA một chiều được sử dụng để kiểm tra sự bình đẳng của lợi nhuận vượt trội giữa danh mục đầu tư trung ương và danh mục đầu tư ngoại vi trong cùng một điều kiện thị trường. Null giả thuyết của ANOVA một chiều, trong đó lợi nhuận vượt trội của danh mục đầu tư trung ương và danh mục đầu tư ngoại vi được bình đẳng, được kiểm tra ở một mức độ ý nghĩa cụ thể. Nếu giả thuyết không được bác bỏ, lợi nhuận vượt trội của hai danh mục đầu tư khác nhau đáng kể. Nếu giả thuyết không thể không bị bác bỏ, không có sự khác biệt đáng kể giữa lợi nhuận vượt trội của danh mục đầu tư trung ương và các danh mục đầu tư ngoại v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0:46:52.833203191</meta:creation-date>
    <meta:editing-duration>PT1H36M49S</meta:editing-duration>
    <meta:editing-cycles>12</meta:editing-cycles>
    <meta:generator>LibreOffice/5.1.6.2$Linux_X86_64 LibreOffice_project/10m0$Build-2</meta:generator>
    <dc:date>2018-04-08T16:01:14.082296015</dc:date>
    <meta:document-statistic meta:table-count="0" meta:image-count="5" meta:object-count="0" meta:page-count="13" meta:paragraph-count="70" meta:word-count="6485" meta:character-count="28748" meta:non-whitespace-character-count="22319"/>
  </office:meta>
</office:document-meta>
</file>